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ef1bf" officeooo:paragraph-rsid="001ef1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소프트웨어학과 2017312703 김남현</text:p>
      <text:p text:style-name="P1">https://github.com/palabear/test/commits/mast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2:35:30.852436227</meta:creation-date>
    <dc:date>2018-04-04T02:37:08.507560607</dc:date>
    <meta:editing-duration>PT1M39S</meta:editing-duration>
    <meta:editing-cycles>1</meta:editing-cycles>
    <meta:document-statistic meta:table-count="0" meta:image-count="0" meta:object-count="0" meta:page-count="1" meta:paragraph-count="2" meta:word-count="12" meta:character-count="69" meta:non-whitespace-character-count="67"/>
    <meta:generator>LibreOffice/5.1.6.2$Linux_X86_64 LibreOffice_project/10m0$Build-2</meta:generator>
  </office:meta>
</office:document-meta>
</file>